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2.188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12.3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8.5c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4.91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5.538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3.7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8.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7" draw:id="id7" draw:layer="layout" svg:width="3.8cm" svg:height="2cm" svg:x="8.7cm" svg:y="1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8cm" svg:height="2cm" svg:x="8.8cm" svg:y="26.7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2.8cm" svg:height="2.1cm" svg:x="4.2cm" svg:y="3.9cm">
          <text:p text:style-name="P1">Obtener cantidad de números a ordenar, n</text:p>
          <text:p text:style-name="P1">Obtener los números, a[n]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9cm" svg:height="1.4cm" svg:x="6.1cm" svg:y="6.8cm">
          <text:p text:style-name="P1">Imprimir números inicia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8.6cm" svg:height="1.8cm" svg:x="6.3cm" svg:y="9cm">
          <text:p text:style-name="P1">int i=1; i&lt;n; i++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1" draw:id="id1" draw:layer="layout" svg:width="9.6cm" svg:height="1.8cm" svg:x="5.8cm" svg:y="14.7cm">
          <text:p text:style-name="P1">int j=i-1; j&gt;=0 &amp;&amp; x; j--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3" draw:id="id3" draw:layer="layout" svg:width="4.2cm" svg:height="2.4cm" svg:x="2.2cm" svg:y="19.8cm">
          <text:p text:style-name="P1">a[j+1]=a[j];</text:p>
          <text:p text:style-name="P1">a[j]=var;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6.2cm" svg:height="2.2cm" svg:x="7.5cm" svg:y="17.4cm">
          <text:p text:style-name="P1">var&lt;a[j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" draw:id="id4" draw:layer="layout" svg:width="4cm" svg:height="1.5cm" svg:x="14.2cm" svg:y="20.4cm">
          <text:p text:style-name="P1">x = false;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5.6cm" svg:height="1.4cm" svg:x="7.8cm" svg:y="11.7cm">
          <text:p text:style-name="P1">int var=a[i];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6cm" svg:y1="16.5cm" svg:x2="10.6cm" svg:y2="17.4cm" draw:start-shape="id1" draw:start-glue-point="6" draw:end-shape="id2" draw:end-glue-point="4" svg:d="M10600 16500v900" svg:viewBox="0 0 1 901">
          <text:p/>
        </draw:connector>
        <draw:connector draw:style-name="gr10" draw:text-style-name="P2" draw:layer="layout" svg:x1="7.5cm" svg:y1="18.5cm" svg:x2="4.3cm" svg:y2="19.8cm" draw:start-shape="id2" draw:start-glue-point="5" draw:end-shape="id3" draw:end-glue-point="0" svg:d="M7500 18500h-3200v1300" svg:viewBox="0 0 3201 1301">
          <text:p/>
        </draw:connector>
        <draw:connector draw:style-name="gr10" draw:text-style-name="P2" draw:layer="layout" svg:x1="13.7cm" svg:y1="18.5cm" svg:x2="16.2cm" svg:y2="20.4cm" draw:start-shape="id2" draw:start-glue-point="7" draw:end-shape="id4" draw:end-glue-point="0" svg:d="M13700 18500h2500v1900" svg:viewBox="0 0 2501 1901">
          <text:p/>
        </draw:connector>
        <draw:connector draw:style-name="gr10" draw:text-style-name="P2" draw:layer="layout" svg:x1="10.6cm" svg:y1="13.1cm" svg:x2="10.6cm" svg:y2="14.7cm" draw:start-shape="id5" draw:start-glue-point="2" draw:end-shape="id1" draw:end-glue-point="4" svg:d="M10600 13100v1600" svg:viewBox="0 0 1 1601">
          <text:p/>
        </draw:connector>
        <draw:connector draw:style-name="gr10" draw:text-style-name="P2" draw:layer="layout" svg:x1="10.6cm" svg:y1="10.8cm" svg:x2="10.6cm" svg:y2="11.7cm" draw:start-shape="id6" draw:start-glue-point="6" draw:end-shape="id5" draw:end-glue-point="0" svg:d="M10600 10800v900" svg:viewBox="0 0 1 901">
          <text:p/>
        </draw:connector>
        <draw:connector draw:style-name="gr10" draw:text-style-name="P2" draw:layer="layout" svg:x1="4.3cm" svg:y1="22.2cm" svg:x2="5.8cm" svg:y2="15.6cm" draw:start-shape="id3" draw:start-glue-point="2" draw:end-shape="id1" draw:end-glue-point="5" svg:d="M4300 22200v501h-2601v-7101h4101" svg:viewBox="0 0 4102 7102">
          <text:p/>
        </draw:connector>
        <draw:line draw:style-name="gr11" draw:text-style-name="P2" draw:layer="layout" svg:x1="4.3cm" svg:y1="22.7cm" svg:x2="16.2cm" svg:y2="22.7cm">
          <text:p/>
        </draw:line>
        <draw:line draw:style-name="gr11" draw:text-style-name="P2" draw:layer="layout" svg:x1="16.2cm" svg:y1="21.9cm" svg:x2="16.2cm" svg:y2="22.7cm">
          <text:p/>
        </draw:line>
        <draw:connector draw:style-name="gr10" draw:text-style-name="P2" draw:layer="layout" draw:line-skew="2.698cm 10.45cm -4.699cm" svg:x1="15.4cm" svg:y1="15.6cm" svg:x2="6.3cm" svg:y2="9.9cm" draw:start-shape="id1" draw:start-glue-point="7" draw:end-shape="id6" draw:end-glue-point="5" svg:d="M15400 15600h3200v7600h-17500v-13300h5200" svg:viewBox="0 0 17501 13301">
          <text:p/>
        </draw:connector>
        <draw:connector draw:style-name="gr10" draw:text-style-name="P2" draw:layer="layout" svg:x1="10.6cm" svg:y1="3cm" svg:x2="10.6cm" svg:y2="3.9cm" draw:start-shape="id7" draw:start-glue-point="8" draw:end-shape="id8" draw:end-glue-point="0" svg:d="M10600 3000v900" svg:viewBox="0 0 1 901">
          <text:p/>
        </draw:connector>
        <draw:connector draw:style-name="gr10" draw:text-style-name="P2" draw:layer="layout" svg:x1="10.6cm" svg:y1="6cm" svg:x2="10.6cm" svg:y2="6.8cm" draw:start-shape="id8" draw:start-glue-point="2" draw:end-shape="id9" draw:end-glue-point="0" svg:d="M10600 6000v800" svg:viewBox="0 0 1 801">
          <text:p/>
        </draw:connector>
        <draw:connector draw:style-name="gr10" draw:text-style-name="P2" draw:layer="layout" svg:x1="10.6cm" svg:y1="8.2cm" svg:x2="10.6cm" svg:y2="9cm" draw:start-shape="id9" draw:start-glue-point="2" draw:end-shape="id6" draw:end-glue-point="4" svg:d="M10600 8200v800" svg:viewBox="0 0 1 801">
          <text:p/>
        </draw:connector>
        <draw:custom-shape draw:style-name="gr12" draw:text-style-name="P1" xml:id="id10" draw:id="id10" draw:layer="layout" svg:width="9.2cm" svg:height="1.6cm" svg:x="6.1cm" svg:y="24.4cm">
          <text:p text:style-name="P1">Imprimir números ordenados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line-skew="3.598cm 6cm" svg:x1="14.9cm" svg:y1="9.9cm" svg:x2="10.7cm" svg:y2="24.4cm" draw:start-shape="id6" draw:start-glue-point="7" draw:end-shape="id10" draw:end-glue-point="0" svg:d="M14900 9900h4100v13700h-8300v800" svg:viewBox="0 0 8301 14501">
          <text:p/>
        </draw:connector>
        <draw:connector draw:style-name="gr10" draw:text-style-name="P2" draw:layer="layout" svg:x1="10.7cm" svg:y1="26cm" svg:x2="10.7cm" svg:y2="26.7cm" draw:start-shape="id10" draw:start-glue-point="2" draw:end-shape="id11" draw:end-glue-point="4" svg:d="M10700 26000v700" svg:viewBox="0 0 1 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05T14:55:59.788375766</meta:creation-date>
    <dc:date>2020-04-05T15:28:54.763796201</dc:date>
    <meta:editing-duration>PT22S</meta:editing-duration>
    <meta:editing-cycles>1</meta:editing-cycles>
    <meta:document-statistic meta:object-count="25"/>
    <meta:generator>LibreOffice/6.3.3.2.0$Linux_X86_64 LibreOffice_project/30$Build-2</meta:generator>
  </office:meta>
</office:document-meta>
</file>